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3.5pt" fo:font-style="italic" fo:font-weight="normal" style:font-size-asian="13.5pt" style:font-style-asian="italic" style:font-weight-asian="normal" style:font-size-complex="13.5pt" style:font-style-complex="italic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fo:font-size="13.5pt" fo:font-style="italic" fo:font-weight="normal" style:font-size-asian="13.5pt" style:font-style-asian="italic" style:font-weight-asian="normal" style:font-size-complex="13.5pt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rkzeuge und Quellen</text:p>
      <text:p text:style-name="P1"/>
      <text:p text:style-name="P2">Werkzeuge:</text:p>
      <text:p text:style-name="P2"/>
      <text:list xml:id="list7905969078467180079" text:style-name="L1">
        <text:list-item>
          <text:p text:style-name="P5">Programmierung</text:p>
          <text:list>
            <text:list-item>
              <text:p text:style-name="P6">Visual Studio (C# ,Windows Forms)</text:p>
            </text:list-item>
          </text:list>
          <text:p text:style-name="P6"/>
        </text:list-item>
        <text:list-item>
          <text:p text:style-name="P5">Schriftliches:</text:p>
          <text:list>
            <text:list-item>
              <text:p text:style-name="P6">OpenOffice Writer</text:p>
            </text:list-item>
            <text:list-item>
              <text:p text:style-name="P6">OpenOffice Präsentation</text:p>
            </text:list-item>
          </text:list>
        </text:list-item>
      </text:list>
      <text:p text:style-name="P3"/>
      <text:p text:style-name="P3"/>
      <text:p text:style-name="P2">Quellen:</text:p>
      <text:p text:style-name="P2"/>
      <text:list xml:id="list39655816" text:continue-numbering="true" text:style-name="L1">
        <text:list-item>
          <text:p text:style-name="P5">Programmierung</text:p>
          <text:p text:style-name="P5"/>
          <text:list>
            <text:list-item>
              <text:p text:style-name="P7">Windows Forms</text:p>
              <text:list>
                <text:list-item>
                  <text:p text:style-name="P7"><text:a xlink:type="simple" xlink:href="https://docs.microsoft.com/de-de/visualstudio/ide/create-csharp-winform-visual-studio?view=vs-2019" text:style-name="Internet_20_link" text:visited-style-name="Visited_20_Internet_20_Link">https://docs.microsoft.com/de-de/visualstudio/ide/create-csharp-winform-visual-studio?view=vs-2019</text:a></text:p>
                  <text:p text:style-name="P7"/>
                </text:list-item>
              </text:list>
            </text:list-item>
            <text:list-item>
              <text:p text:style-name="P7">Advanced Data Grid View</text:p>
              <text:list>
                <text:list-item>
                  <text:p text:style-name="P7"><text:a xlink:type="simple" xlink:href="https://www.nuget.org/packages/DG.AdvancedDataGridView/" text:style-name="Internet_20_link" text:visited-style-name="Visited_20_Internet_20_Link">https://www.nuget.org/packages/DG.AdvancedDataGridView/</text:a></text:p>
                </text:list-item>
                <text:list-item>
                  <text:p text:style-name="P7">YouTube Channel "FoxLearn" - <text:a xlink:type="simple" xlink:href="https://www.youtube.com/watch?v=RaZeeHRRCGA" text:style-name="Internet_20_link" text:visited-style-name="Visited_20_Internet_20_Link">https://www.youtube.com/watch?v=RaZeeHRRCGA</text:a></text:p>
                  <text:p text:style-name="P7"/>
                </text:list-item>
              </text:list>
            </text:list-item>
            <text:list-item>
              <text:p text:style-name="P7">Circular ProgressBar</text:p>
              <text:list>
                <text:list-item>
                  <text:p text:style-name="P7">https://ourcodeworld.com/articles/read/803/how-to-implement-and-use-circular-progress-bars-in-winforms-with-c-sharp</text:p>
                </text:list-item>
              </text:list>
            </text:list-item>
          </text:list>
          <text:p text:style-name="P6"/>
        </text:list-item>
        <text:list-item>
          <text:p text:style-name="P5">Schriftliches:</text:p>
          <text:p text:style-name="P5"/>
          <text:list>
            <text:list-item>
              <text:p text:style-name="P7">Präsentation (Open Document Präsentation)</text:p>
              <text:list>
                <text:list-item>
                  <text:p text:style-name="P7">VisualStudio Programm </text:p>
                </text:list-item>
                <text:list-item>
                  <text:p text:style-name="P7">SnippingTool</text:p>
                  <text:list>
                    <text:list-item>
                      <text:p text:style-name="P7">Info über Open Document Präsentation aus dem Unterricht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39672651" text:continue-numbering="true" text:style-name="L1">
        <text:list-item>
          <text:list>
            <text:list-item>
              <text:p text:style-name="P7">OpenOffice Writer (Open Document Text)</text:p>
              <text:list>
                <text:list-item>
                  <text:p text:style-name="P7">VisualStudio Programm </text:p>
                </text:list-item>
                <text:list-item>
                  <text:p text:style-name="P7">SnippingTool</text:p>
                  <text:list>
                    <text:list-item>
                      <text:p text:style-name="P7">Info über Open Document Text aus dem Unterricht</text:p>
                    </text:list-item>
                  </text:list>
                </text:list-item>
              </text:list>
            </text:list-item>
          </text:list>
          <text:p text:style-name="P5"/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0M53S</meta:editing-duration>
    <meta:editing-cycles>4</meta:editing-cycles>
    <meta:generator>OpenOffice/4.1.5$Win32 OpenOffice.org_project/415m1$Build-9789</meta:generator>
    <dc:date>2021-05-31T19:44:09.81</dc:date>
    <dc:creator>Vanessa Gehring</dc:creator>
    <meta:document-statistic meta:table-count="0" meta:image-count="0" meta:object-count="0" meta:page-count="1" meta:paragraph-count="25" meta:word-count="87" meta:character-count="835"/>
    <meta:user-defined meta:name="Info 1"/>
    <meta:user-defined meta:name="Info 2"/>
    <meta:user-defined meta:name="Info 3"/>
    <meta:user-defined meta:name="Info 4"/>
  </office:meta>
</office:document-meta>
</file>